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, apple-system, BlinkMacSystemFont, 'Segoe UI', Roboto, Inter, Ubuntu, sans-serif, Comfortaa, apple-system, BlinkMacSystemFont, 'Segoe UI', Roboto, Inter, Ubuntu, sans-serif, ??, ui-sans-serif, apple-system, BlinkMacSystemFont, 'Segoe UI', Roboto, Inter, 'Apple Color Emoji', 'Segoe UI Emoji', 'Segoe UI Symbol', 'Microsoft YaHei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13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14" style:family="paragraph" style:parent-style-name="Text_20_body" style:list-style-name="L6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15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6" style:family="paragraph" style:parent-style-name="Text_20_body" style:list-style-name="L7">
      <style:paragraph-properties fo:margin-left="0in" fo:margin-right="0in" fo:orphans="2" fo:widows="2" fo:text-indent="0in" style:auto-text-indent="false" fo:padding="0in" fo:border="none"/>
    </style:style>
    <style:style style:name="P17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18" style:family="paragraph" style:parent-style-name="Text_20_body" style:list-style-name="L8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19" style:family="paragraph" style:parent-style-name="Horizontal_20_Line">
      <style:paragraph-properties fo:orphans="2" fo:widows="2" fo:text-indent="0in" style:auto-text-indent="false"/>
      <style:text-properties fo:color="#000000" loext:opacity="100%"/>
    </style:style>
    <style:style style:name="P20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1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2" style:family="paragraph" style:parent-style-name="Text_20_body" style:list-style-name="L9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3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4" style:family="paragraph" style:parent-style-name="Text_20_body" style:list-style-name="L10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5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6" style:family="paragraph" style:parent-style-name="Text_20_body" style:list-style-name="L1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7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8" style:family="paragraph" style:parent-style-name="Text_20_body" style:list-style-name="L1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29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30" style:family="paragraph" style:parent-style-name="Text_20_body" style:list-style-name="L1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Comfortaa" fo:font-size="12pt" fo:letter-spacing="normal" fo:font-style="normal" fo:font-weight="normal"/>
    </style:style>
    <style:style style:name="P31" style:family="paragraph" style:parent-style-name="Standard">
      <style:text-properties fo:color="#000000" loext:opacity="100%"/>
    </style:style>
    <style:style style:name="T1" style:family="text">
      <style:text-properties fo:font-variant="normal" fo:text-transform="none" fo:color="#000000" loext:opacity="100%" style:font-name="Comfortaa" fo:font-size="12pt" fo:letter-spacing="normal" fo:font-style="italic" fo:font-weight="normal"/>
    </style:style>
    <style:style style:name="T2" style:family="text">
      <style:text-properties fo:font-variant="normal" fo:text-transform="none" fo:color="#000000" loext:opacity="100%" style:font-name="Comfortaa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nálisis del sistema de información de un kiosko de helados</text:h>
      <text:p text:style-name="P2"><text:span text:style-name="Emphasis"><text:span text:style-name="T1">1. ¿Qué flujo de información hay entre los clientes y tú?</text:span></text:span></text:p>
      <text:list text:style-name="L1">
        <text:list-item>
          <text:p text:style-name="P3">Los clientes te comunican lo que desean comprar (helados, bebidas, golosinas) y preguntas sobre precios y disponibilidad. A cambio, tú les proporcionas información sobre productos disponibles, precios y promociones.</text:p>
        </text:list-item>
        <text:list-item>
          <text:p text:style-name="P4">También recibes retroalimentación directa: por ejemplo, si un cliente pregunta por un producto agotado, como el "drácula", esto te informa de la necesidad de reponer stock.</text:p>
        </text:list-item>
      </text:list>
      <text:p text:style-name="P2"><text:span text:style-name="Emphasis"><text:span text:style-name="T1">2. ¿Qué flujo de información hay entre los proveedores y tú?</text:span></text:span></text:p>
      <text:list text:style-name="L2">
        <text:list-item>
          <text:p text:style-name="P5">El flujo de información con los proveedores incluye los pedidos de productos, la disponibilidad de los mismos y las fechas de entrega.</text:p>
        </text:list-item>
        <text:list-item>
          <text:p text:style-name="P5">Los proveedores también pueden informarte sobre promociones, productos nuevos y tiempos estimados de reposición.</text:p>
        </text:list-item>
        <text:list-item>
          <text:p text:style-name="P6">Además, hay información financiera relacionada con el crédito (por ejemplo, te permiten pagar al final de la semana).</text:p>
        </text:list-item>
      </text:list>
      <text:p text:style-name="P2"><text:span text:style-name="Emphasis"><text:span text:style-name="T1">3. ¿Qué decisiones debes tomar en el día a día del desempeño de tu trabajo?</text:span></text:span></text:p>
      <text:list text:style-name="L3">
        <text:list-item>
          <text:p text:style-name="P7">Qué productos vender y a qué precio.</text:p>
        </text:list-item>
        <text:list-item>
          <text:p text:style-name="P7">Cuándo reponer stock.</text:p>
        </text:list-item>
        <text:list-item>
          <text:p text:style-name="P7">Cómo gestionar las horas de apertura y cierre del negocio.</text:p>
        </text:list-item>
        <text:list-item>
          <text:p text:style-name="P8">Cómo manejar las finanzas diarias (por ejemplo, cuánto dinero debes tener para cambio y cómo gestionar los ingresos y gastos).</text:p>
        </text:list-item>
      </text:list>
      <text:p text:style-name="P2"><text:span text:style-name="Emphasis"><text:span text:style-name="T1">4. ¿En qué información te basas para tomar las decisiones (qué datos son necesarios)?</text:span></text:span></text:p>
      <text:list text:style-name="L4">
        <text:list-item>
          <text:p text:style-name="P9">Inventario de productos (para saber qué reponer).</text:p>
        </text:list-item>
        <text:list-item>
          <text:p text:style-name="P9">Preferencias y comportamiento de compra de los clientes (para decidir qué productos tener en mayor cantidad).</text:p>
        </text:list-item>
        <text:list-item>
          <text:p text:style-name="P9">Información financiera diaria (para ver cuánto se ha ganado o perdido).</text:p>
        </text:list-item>
        <text:list-item>
          <text:p text:style-name="P10">Horarios y flujos de gente en la calle (para ajustar el horario de apertura).</text:p>
        </text:list-item>
      </text:list>
      <text:p text:style-name="P2"><text:span text:style-name="Emphasis"><text:span text:style-name="T1">5. ¿Cómo averiguar si tu negocio está marchando bien o mal?</text:span></text:span></text:p>
      <text:list text:style-name="L5">
        <text:list-item>
          <text:p text:style-name="P11">Realizando un análisis financiero mensual para ver ingresos y gastos.</text:p>
        </text:list-item>
        <text:list-item>
          <text:p text:style-name="P11">Controlando el stock y las ventas para identificar productos más o menos demandados.</text:p>
        </text:list-item>
        <text:list-item>
          <text:p text:style-name="P12">Escuchando la retroalimentación de los clientes sobre la calidad y disponibilidad de los productos.</text:p>
        </text:list-item>
      </text:list>
      <text:p text:style-name="P2"><text:span text:style-name="Emphasis"><text:span text:style-name="T1">6. Si quieres que nunca te falte un producto, ¿Cómo podrías anticiparte a que se agote? ¿Qué información necesitarás para eso?</text:span></text:span></text:p>
      <text:list text:style-name="L6">
        <text:list-item>
          <text:p text:style-name="P13">Llevar un control de inventario actualizado diariamente.</text:p>
        </text:list-item>
        <text:list-item>
          <text:p text:style-name="P13"><text:soft-page-break/>Analizar las ventas pasadas para predecir cuándo un producto podría agotarse y hacer pedidos antes de que esto ocurra.</text:p>
        </text:list-item>
        <text:list-item>
          <text:p text:style-name="P14">Mantener una comunicación fluida con los proveedores para conocer los tiempos de entrega y planificar en consecuencia.</text:p>
        </text:list-item>
      </text:list>
      <text:p text:style-name="P2"><text:span text:style-name="Emphasis"><text:span text:style-name="T1">7. Identificación de términos en tu negocio:</text:span></text:span></text:p>
      <text:list text:style-name="L7">
        <text:list-item>
          <text:p text:style-name="P15"><text:span text:style-name="Emphasis"><text:span text:style-name="T1">Aprovisionamiento:</text:span></text:span><text:span text:style-name="T2"> Contactar con los proveedores (Frigo, bebidas, golosinas) para hacer pedidos y asegurar el stock necesario.</text:span></text:p>
        </text:list-item>
        <text:list-item>
          <text:p text:style-name="P15"><text:span text:style-name="Emphasis"><text:span text:style-name="T1">Ventas:</text:span></text:span><text:span text:style-name="T2"> Proceso de vender helados, golosinas y bebidas a los clientes.</text:span></text:p>
        </text:list-item>
        <text:list-item>
          <text:p text:style-name="P15"><text:span text:style-name="Emphasis"><text:span text:style-name="T1">Marketing (mercadotecnia):</text:span></text:span><text:span text:style-name="T2"> Colocación de anuncios y promociones en el kiosko y la creación de un cartel para atraer clientes.</text:span></text:p>
        </text:list-item>
        <text:list-item>
          <text:p text:style-name="P15"><text:span text:style-name="Emphasis"><text:span text:style-name="T1">Elaboración de un presupuesto:</text:span></text:span><text:span text:style-name="T2"> Calcular los costos de inversión inicial, gastos diarios y analizar los beneficios al final del mes.</text:span></text:p>
        </text:list-item>
        <text:list-item>
          <text:p text:style-name="P15"><text:span text:style-name="Emphasis"><text:span text:style-name="T1">Contabilidad y finanzas:</text:span></text:span><text:span text:style-name="T2"> Controlar las entradas y salidas de dinero, pagar a los proveedores y calcular las ganancias.</text:span></text:p>
        </text:list-item>
        <text:list-item>
          <text:p text:style-name="P16"><text:span text:style-name="Emphasis"><text:span text:style-name="T1">Control de stock:</text:span></text:span><text:span text:style-name="T2"> Revisar regularmente los productos que tienes y reponer los que faltan, como los "dráculas" y "magnums".</text:span></text:p>
        </text:list-item>
      </text:list>
      <text:p text:style-name="P2"><text:span text:style-name="Emphasis"><text:span text:style-name="T1">8. ¿En qué momento has redefinido un proceso de tu empresa y qué beneficios vas a obtener?</text:span></text:span></text:p>
      <text:list text:style-name="L8">
        <text:list-item>
          <text:p text:style-name="P17">Has redefinido el horario de apertura del negocio tras notar que hay más gente paseando después de las 21:00. Abrir hasta las 22:00 te permitirá captar más clientes y aumentar las ventas.</text:p>
        </text:list-item>
        <text:list-item>
          <text:p text:style-name="P18">Los datos necesarios para hacer esta redefinición incluyen la observación del flujo de personas y las ventas durante el último mes.</text:p>
        </text:list-item>
      </text:list>
      <text:p text:style-name="P19"/>
      <text:h text:style-name="P20" text:outline-level="3">Propuesta de un pequeño negocio: -Cafetería Local</text:h>
      <text:p text:style-name="P2"><text:span text:style-name="Emphasis"><text:span text:style-name="T1">Actividades de marketing:</text:span></text:span></text:p>
      <text:list text:style-name="L9">
        <text:list-item>
          <text:p text:style-name="P21">Publicar promociones en redes sociales, ofrecer descuentos en las horas de menor tráfico y diseñar carteles atractivos para atraer clientes.</text:p>
        </text:list-item>
        <text:list-item>
          <text:p text:style-name="P22">Ofrecer promociones para estudiantes o trabajadores de oficina en la zona.</text:p>
        </text:list-item>
      </text:list>
      <text:p text:style-name="P2"><text:span text:style-name="Emphasis"><text:span text:style-name="T1">Actividades de producción (o venta):</text:span></text:span></text:p>
      <text:list text:style-name="L10">
        <text:list-item>
          <text:p text:style-name="P23">Preparación y venta de café, té, jugos y repostería.</text:p>
        </text:list-item>
        <text:list-item>
          <text:p text:style-name="P24">Venta de bocadillos rápidos como sándwiches o ensaladas frescas.</text:p>
        </text:list-item>
      </text:list>
      <text:p text:style-name="P2"><text:span text:style-name="Emphasis"><text:span text:style-name="T1">Actividades de control de materiales:</text:span></text:span></text:p>
      <text:list text:style-name="L11">
        <text:list-item>
          <text:p text:style-name="P25">Llevar un control de inventario de productos perecederos (café, leche, pan, etc.) para evitar desperdicio.</text:p>
        </text:list-item>
        <text:list-item>
          <text:p text:style-name="P26">Coordinar pedidos con proveedores de café, lácteos y productos de panadería.</text:p>
        </text:list-item>
      </text:list>
      <text:p text:style-name="P2"><text:span text:style-name="Emphasis"><text:span text:style-name="T1">Relaciones con los clientes y proveedores:</text:span></text:span></text:p>
      <text:list text:style-name="L12">
        <text:list-item>
          <text:p text:style-name="P27"><text:soft-page-break/>Proveer un excelente servicio al cliente, escuchando sus preferencias y ofreciendo productos personalizados.</text:p>
        </text:list-item>
        <text:list-item>
          <text:p text:style-name="P28">Mantener una buena relación con los proveedores de café, lácteos y panadería para garantizar la calidad y disponibilidad de los productos.</text:p>
        </text:list-item>
      </text:list>
      <text:p text:style-name="P2"><text:span text:style-name="Emphasis"><text:span text:style-name="T1">Decisiones clave para el éxito del negocio:</text:span></text:span></text:p>
      <text:list text:style-name="L13">
        <text:list-item>
          <text:p text:style-name="P29">Mantener un control preciso del stock y asegurar la frescura de los productos.</text:p>
        </text:list-item>
        <text:list-item>
          <text:p text:style-name="P29">Ajustar precios para mantener márgenes de ganancia competitivos.</text:p>
        </text:list-item>
        <text:list-item>
          <text:p text:style-name="P29">Analizar los horarios y patrones de consumo para ajustar la oferta y demanda.</text:p>
        </text:list-item>
        <text:list-item>
          <text:p text:style-name="P30">Ofrecer una experiencia agradable al cliente para fomentar su regreso y atraer nuevos clientes mediante recomendaciones.</text:p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, apple-system, BlinkMacSystemFont, 'Segoe UI', Roboto, Inter, Ubuntu, sans-serif, Comfortaa, apple-system, BlinkMacSystemFont, 'Segoe UI', Roboto, Inter, Ubuntu, sans-serif, ??, ui-sans-serif, apple-system, BlinkMacSystemFont, 'Segoe UI', Roboto, Inter, 'Apple Color Emoji', 'Segoe UI Emoji', 'Segoe UI Symbol', 'Microsoft YaHei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9:55:29.559159905</meta:creation-date>
    <dc:date>2024-10-02T09:57:47.355204841</dc:date>
    <meta:editing-duration>PT2M18S</meta:editing-duration>
    <meta:editing-cycles>1</meta:editing-cycles>
    <meta:document-statistic meta:table-count="0" meta:image-count="0" meta:object-count="0" meta:page-count="3" meta:paragraph-count="54" meta:word-count="781" meta:character-count="4874" meta:non-whitespace-character-count="4186"/>
    <meta:generator>LibreOffice/24.8.0.3$Linux_X86_64 LibreOffice_project/0bdf1299c94fe897b119f97f3c613e9dca6be583</meta:generator>
  </office:meta>
</office:document-meta>
</file>